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style:font-name="Symbol" style:font-name-asian="Symbol" style:font-name-complex="Symbol"/>
    </style:style>
    <style:style style:name="T3" style:parent-style-name="DefaultParagraphFont" style:family="text">
      <style:text-properties style:font-name="Symbol" style:font-name-asian="Symbol" style:font-name-complex="Symbol"/>
    </style:style>
    <style:style style:name="T4" style:parent-style-name="DefaultParagraphFont" style:family="text">
      <style:text-properties style:font-name="Symbol" style:font-name-asian="Symbol" style:font-name-complex="Symbol"/>
    </style:style>
    <style:style style:name="T5" style:parent-style-name="DefaultParagraphFont" style:family="text">
      <style:text-properties style:font-name="Symbol" style:font-name-asian="Symbol" style:font-name-complex="Symbol"/>
    </style:style>
    <style:style style:name="T6" style:parent-style-name="DefaultParagraphFont" style:family="text">
      <style:text-properties style:font-name="Symbol" style:font-name-asian="Symbol" style:font-name-complex="Symbol"/>
    </style:style>
    <style:style style:name="T7" style:parent-style-name="DefaultParagraphFont" style:family="text">
      <style:text-properties style:font-name="Symbol" style:font-name-asian="Symbol" style:font-name-complex="Symbol"/>
    </style:style>
    <style:style style:name="T8" style:parent-style-name="DefaultParagraphFont" style:family="text">
      <style:text-properties style:font-name="Symbol" style:font-name-asian="Symbol" style:font-name-complex="Symbol"/>
    </style:style>
    <style:style style:name="T9" style:parent-style-name="DefaultParagraphFont" style:family="text">
      <style:text-properties style:font-name="Symbol" style:font-name-asian="Symbol" style:font-name-complex="Symbol"/>
    </style:style>
    <style:style style:name="T10" style:parent-style-name="DefaultParagraphFont" style:family="text">
      <style:text-properties style:font-name="Symbol" style:font-name-asian="Symbol" style:font-name-complex="Symbol"/>
    </style:style>
    <style:style style:name="T11" style:parent-style-name="DefaultParagraphFont" style:family="text">
      <style:text-properties style:font-name="Symbol" style:font-name-asian="Symbol" style:font-name-complex="Symbol"/>
    </style:style>
    <style:style style:name="T12" style:parent-style-name="DefaultParagraphFont" style:family="text">
      <style:text-properties style:font-name="Symbol" style:font-name-asian="Symbol" style:font-name-complex="Symbol"/>
    </style:style>
  </office:automatic-styles>
  <office:body>
    <office:text text:use-soft-page-breaks="true">
      <text:p text:style-name="P1">*/There are flight paths between cities. If there is a flight between city A and city B then there is an edge between the cities. The cost of the edge can be the time that flight take to reach city B from A, or the amount of fuel used for the journey. Represent this as a graph. The node can be represented by airport name or name of the city. Use adjacency list representation of the graph or use adjacency matrix representation of the graph. Justify the storage representation used./*</text:p>
      <text:p text:style-name="Standard"/>
      <text:p text:style-name="Standard"/>
      <text:p text:style-name="Standard">#include&lt;iostream&gt;</text:p>
      <text:p text:style-name="Standard">#include&lt;stdlib.h&gt;</text:p>
      <text:p text:style-name="Standard">#include&lt;string.h&gt;</text:p>
      <text:p text:style-name="Standard">using namespace std;</text:p>
      <text:p text:style-name="Standard">struct node</text:p>
      <text:p text:style-name="Standard">{ <text:s text:c="2"/>string vertex;</text:p>
      <text:p text:style-name="Standard"><text:s text:c="4"/>int time;</text:p>
      <text:p text:style-name="Standard"><text:s text:c="4"/>node *next;</text:p>
      <text:p text:style-name="Standard">}; <text:s text:c="3"/></text:p>
      <text:p text:style-name="Standard">class adjmatlist</text:p>
      <text:p text:style-name="Standard">{ <text:s text:c="3"/>int m[10][10],n,i,j; char ch; <text:s/>string v[20]; <text:s text:c="2"/>node *head[20]; <text:s/>node *temp=NULL;</text:p>
      <text:p text:style-name="Standard"/>
      <text:p text:style-name="Standard"><text:s text:c="5"/>public:</text:p>
      <text:p text:style-name="Standard"><text:s text:c="5"/>adjmatlist()</text:p>
      <text:p text:style-name="Standard"><text:s text:c="5"/>{ <text:s text:c="5"/>for(i=0;i&lt;20;i++)</text:p>
      <text:p text:style-name="Standard"><text:s text:c="12"/>{ <text:s text:c="3"/>head[i]=NULL; <text:s/>}</text:p>
      <text:p text:style-name="Standard"><text:s text:c="5"/>} <text:s text:c="10"/></text:p>
      <text:p text:style-name="Standard"><text:s text:c="5"/>void getgraph();</text:p>
      <text:p text:style-name="Standard"><text:s text:c="5"/>void adjlist();</text:p>
      <text:p text:style-name="Standard"><text:s text:c="2"/></text:p>
      <text:p text:style-name="Standard"><text:s text:c="5"/>void displaym();</text:p>
      <text:p text:style-name="Standard"><text:s text:c="5"/>void displaya();</text:p>
      <text:p text:style-name="Standard">};</text:p>
      <text:p text:style-name="Standard">void adjmatlist::getgraph()</text:p>
      <text:p text:style-name="Standard">{</text:p>
      <text:p text:style-name="Standard"><text:s text:c="3"/>cout&lt;&lt;"\n enter no. of cities(max. 20)";</text:p>
      <text:p text:style-name="Standard"><text:s text:c="3"/>cin&gt;&gt;n;</text:p>
      <text:p text:style-name="Standard"><text:s text:c="3"/>cout&lt;&lt;"\n enter name of cities";</text:p>
      <text:p text:style-name="Standard"><text:s text:c="3"/>for(i=0;i&lt;n;i++)</text:p>
      <text:p text:style-name="Standard"><text:s text:c="5"/>cin&gt;&gt;v[i]; <text:s text:c="9"/></text:p>
      <text:p text:style-name="Standard"><text:s text:c="3"/>for(i=0;i&lt;n;i++)</text:p>
      <text:p text:style-name="Standard"><text:s text:c="3"/>{ <text:s/></text:p>
      <text:p text:style-name="Standard"><text:s text:c="6"/>for(j=0;j&lt;n;j++)</text:p>
      <text:p text:style-name="Standard"><text:s text:c="6"/>{ <text:s/>cout&lt;&lt;"\n if path is present between city "&lt;&lt;v[i]&lt;&lt;" and "&lt;&lt;v[j]&lt;&lt;" then press enter y otherwise n"; <text:s/></text:p>
      <text:p text:style-name="Standard"><text:s text:c="9"/>cin&gt;&gt;ch;</text:p>
      <text:p text:style-name="Standard"><text:s text:c="9"/>if(ch=='y')</text:p>
      <text:p text:style-name="Standard"><text:s text:c="9"/>{ <text:s/></text:p>
      <text:p text:style-name="Standard"><text:s text:c="11"/>cout&lt;&lt;"\n enter time required to reach city "&lt;&lt;v[j]&lt;&lt;" from "&lt;&lt;v[i]&lt;&lt;" in minutes";</text:p>
      <text:p text:style-name="Standard"><text:s text:c="11"/>cin&gt;&gt;m[i][j];</text:p>
      <text:p text:style-name="Standard"><text:s text:c="9"/>}</text:p>
      <text:p text:style-name="Standard"><text:s text:c="9"/>else if(ch=='n')</text:p>
      <text:p text:style-name="Standard"><text:s text:c="9"/>{ <text:s/>m[i][j]=0; <text:s/>}</text:p>
      <text:p text:style-name="Standard"><text:s text:c="9"/>else</text:p>
      <text:p text:style-name="Standard"><text:s text:c="9"/>{ cout&lt;&lt;"\n unknown entry"; <text:s/>}</text:p>
      <text:soft-page-break/>
      <text:p text:style-name="Standard"><text:s text:c="6"/>}</text:p>
      <text:p text:style-name="Standard"><text:s text:c="3"/>} <text:s text:c="7"/></text:p>
      <text:p text:style-name="Standard"><text:s text:c="6"/>adjlist();</text:p>
      <text:p text:style-name="Standard"><text:s text:c="9"/></text:p>
      <text:p text:style-name="Standard">}</text:p>
      <text:p text:style-name="Standard">void adjmatlist::adjlist()</text:p>
      <text:p text:style-name="Standard">{ <text:s text:c="5"/>cout&lt;&lt;"\n ****";</text:p>
      <text:p text:style-name="Standard"><text:s text:c="7"/>for(i=0;i&lt;n;i++)</text:p>
      <text:p text:style-name="Standard"><text:s text:c="7"/>{ <text:s/>node *p=new(struct node);</text:p>
      <text:p text:style-name="Standard"><text:s text:c="10"/>p-&gt;next=NULL;</text:p>
      <text:p text:style-name="Standard"><text:s text:c="10"/>p-&gt;vertex=v[i]; <text:s text:c="3"/></text:p>
      <text:p text:style-name="Standard"><text:s text:c="10"/>head[i]=p; <text:s text:c="5"/>cout&lt;&lt;"\n"&lt;&lt;head[i]-&gt;vertex;</text:p>
      <text:p text:style-name="Standard"><text:s text:c="7"/>}</text:p>
      <text:p text:style-name="Standard"><text:s text:c="6"/></text:p>
      <text:p text:style-name="Standard"><text:s text:c="7"/>for(i=0;i&lt;n;i++)</text:p>
      <text:p text:style-name="Standard"><text:s text:c="7"/>{ <text:s/>for(j=0;j&lt;n;j++)</text:p>
      <text:p text:style-name="Standard"><text:s text:c="10"/>{</text:p>
      <text:p text:style-name="Standard"><text:s text:c="19"/>if(m[i][j]!=0)</text:p>
      <text:p text:style-name="Standard"><text:s text:c="19"/>{ <text:s text:c="6"/></text:p>
      <text:p text:style-name="Standard"><text:s text:c="25"/>node *p=new(struct node);</text:p>
      <text:p text:style-name="Standard"><text:s text:c="25"/>p-&gt;vertex=v[j];</text:p>
      <text:p text:style-name="Standard"><text:s text:c="25"/>p-&gt;time=m[i][j];</text:p>
      <text:p text:style-name="Standard"><text:s text:c="25"/>p-&gt;next=NULL;</text:p>
      <text:p text:style-name="Standard"><text:s text:c="25"/>if(head[i]-&gt;next==NULL)</text:p>
      <text:p text:style-name="Standard"><text:s text:c="25"/>{ <text:s/>head[i]-&gt;next=p; <text:s text:c="2"/>}</text:p>
      <text:p text:style-name="Standard"><text:s text:c="25"/>else</text:p>
      <text:p text:style-name="Standard"><text:s text:c="25"/>{ <text:s/>temp=head[i];</text:p>
      <text:p text:style-name="Standard"><text:s text:c="25"/>while(temp-&gt;next!=NULL)</text:p>
      <text:p text:style-name="Standard"><text:s text:c="25"/>{ <text:s text:c="2"/>temp=temp-&gt;next; <text:s/>}</text:p>
      <text:p text:style-name="Standard"><text:s text:c="29"/>temp-&gt;next=p;</text:p>
      <text:p text:style-name="Standard"><text:s text:c="25"/>}</text:p>
      <text:p text:style-name="Standard"/>
      <text:p text:style-name="Standard"><text:s text:c="19"/>}</text:p>
      <text:p text:style-name="Standard"/>
      <text:p text:style-name="Standard"><text:s text:c="10"/>}</text:p>
      <text:p text:style-name="Standard"><text:s text:c="7"/>} <text:s text:c="2"/></text:p>
      <text:p text:style-name="Standard"><text:s text:c="6"/></text:p>
      <text:p text:style-name="Standard">}</text:p>
      <text:p text:style-name="Standard">void adjmatlist::displaym()</text:p>
      <text:p text:style-name="Standard">{ <text:s text:c="3"/>cout&lt;&lt;"\n";</text:p>
      <text:p text:style-name="Standard"><text:s text:c="5"/>for(j=0;j&lt;n;j++)</text:p>
      <text:p text:style-name="Standard"><text:s text:c="5"/>{ <text:s/>cout&lt;&lt;"\t"&lt;&lt;v[j]; <text:s/>}</text:p>
      <text:p text:style-name="Standard"/>
      <text:p text:style-name="Standard"><text:s text:c="5"/>for(i=0;i&lt;n;i++)</text:p>
      <text:p text:style-name="Standard"><text:s text:c="5"/>{ <text:s/>cout&lt;&lt;"\n "&lt;&lt;v[i];</text:p>
      <text:p text:style-name="Standard"><text:s text:c="8"/>for(j=0;j&lt;n;j++)</text:p>
      <text:p text:style-name="Standard"><text:s text:c="8"/>{ <text:s text:c="2"/>cout&lt;&lt;"\t"&lt;&lt;m[i][j];</text:p>
      <text:p text:style-name="Standard"><text:s text:c="8"/>}</text:p>
      <text:p text:style-name="Standard"><text:s text:c="12"/>cout&lt;&lt;"\n";</text:p>
      <text:p text:style-name="Standard"><text:s text:c="5"/>}</text:p>
      <text:p text:style-name="Standard">} <text:s text:c="3"/></text:p>
      <text:p text:style-name="Standard">void adjmatlist::displaya()</text:p>
      <text:soft-page-break/>
      <text:p text:style-name="Standard">{ <text:s text:c="5"/></text:p>
      <text:p text:style-name="Standard"><text:s text:c="7"/>cout&lt;&lt;"\n adjacency list is";</text:p>
      <text:p text:style-name="Standard"><text:s text:c="6"/></text:p>
      <text:p text:style-name="Standard"><text:s text:c="7"/>for(i=0;i&lt;n;i++)</text:p>
      <text:p text:style-name="Standard"><text:s text:c="7"/>{ <text:s/></text:p>
      <text:p text:style-name="Standard"><text:s text:c="18"/></text:p>
      <text:p text:style-name="Standard"><text:s text:c="14"/></text:p>
      <text:p text:style-name="Standard"><text:s text:c="25"/>if(head[i]==NULL)</text:p>
      <text:p text:style-name="Standard"><text:s text:c="25"/>{ <text:s text:c="2"/>cout&lt;&lt;"\n adjacency list not present"; <text:s/>break; <text:s text:c="2"/>}</text:p>
      <text:p text:style-name="Standard"><text:s text:c="25"/>else</text:p>
      <text:p text:style-name="Standard"><text:s text:c="25"/>{ <text:s/></text:p>
      <text:p text:style-name="Standard"><text:s text:c="28"/>cout&lt;&lt;"\n"&lt;&lt;head[i]-&gt;vertex;</text:p>
      <text:p text:style-name="Standard"><text:s text:c="25"/>temp=head[i]-&gt;next;</text:p>
      <text:p text:style-name="Standard"><text:s text:c="25"/>while(temp!=NULL)</text:p>
      <text:p text:style-name="Standard"><text:s text:c="25"/>{ <text:s/>cout&lt;&lt;"-&gt; "&lt;&lt;temp-&gt;vertex;</text:p>
      <text:p text:style-name="Standard"><text:s text:c="28"/>temp=temp-&gt;next; <text:s/>}</text:p>
      <text:p text:style-name="Standard"><text:s text:c="29"/></text:p>
      <text:p text:style-name="Standard"><text:s text:c="25"/>}</text:p>
      <text:p text:style-name="Standard"/>
      <text:p text:style-name="Standard"><text:s text:c="19"/></text:p>
      <text:p text:style-name="Standard"/>
      <text:p text:style-name="Standard"><text:s text:c="10"/></text:p>
      <text:p text:style-name="Standard"><text:s text:c="7"/>}</text:p>
      <text:p text:style-name="Standard"><text:s text:c="6"/></text:p>
      <text:p text:style-name="Standard"><text:s text:c="9"/>cout&lt;&lt;"\n path and time required to reach cities is";</text:p>
      <text:p text:style-name="Standard"><text:s text:c="8"/></text:p>
      <text:p text:style-name="Standard"><text:s text:c="7"/>for(i=0;i&lt;n;i++)</text:p>
      <text:p text:style-name="Standard"><text:s text:c="7"/>{ <text:s/></text:p>
      <text:p text:style-name="Standard"><text:s text:c="18"/></text:p>
      <text:p text:style-name="Standard"><text:s text:c="14"/></text:p>
      <text:p text:style-name="Standard"><text:s text:c="25"/>if(head[i]==NULL)</text:p>
      <text:p text:style-name="Standard"><text:s text:c="25"/>{ <text:s text:c="2"/>cout&lt;&lt;"\n adjacency list not present"; <text:s/>break; <text:s text:c="2"/>}</text:p>
      <text:p text:style-name="Standard"><text:s text:c="25"/>else</text:p>
      <text:p text:style-name="Standard"><text:s text:c="25"/>{ <text:s/></text:p>
      <text:p text:style-name="Standard"><text:s text:c="28"/></text:p>
      <text:p text:style-name="Standard"><text:s text:c="25"/>temp=head[i]-&gt;next;</text:p>
      <text:p text:style-name="Standard"><text:s text:c="25"/>while(temp!=NULL)</text:p>
      <text:p text:style-name="Standard"><text:s text:c="25"/>{ <text:s/>cout&lt;&lt;"\n"&lt;&lt;head[i]-&gt;vertex;</text:p>
      <text:p text:style-name="Standard"><text:s text:c="28"/>cout&lt;&lt;"-&gt; "&lt;&lt;temp-&gt;vertex&lt;&lt;"\n <text:s text:c="2"/>[time required: "&lt;&lt;temp-&gt;time&lt;&lt;" min ]";</text:p>
      <text:p text:style-name="Standard"><text:s text:c="28"/>temp=temp-&gt;next; <text:s/>}</text:p>
      <text:p text:style-name="Standard"><text:s text:c="29"/></text:p>
      <text:p text:style-name="Standard"><text:s text:c="25"/>}</text:p>
      <text:p text:style-name="Standard"/>
      <text:p text:style-name="Standard"><text:s text:c="19"/></text:p>
      <text:p text:style-name="Standard"/>
      <text:p text:style-name="Standard"><text:s text:c="10"/></text:p>
      <text:p text:style-name="Standard"><text:s text:c="7"/>}</text:p>
      <text:p text:style-name="Standard">}</text:p>
      <text:p text:style-name="Standard">int main()</text:p>
      <text:p text:style-name="Standard">{ <text:s/>int m; <text:s text:c="3"/></text:p>
      <text:p text:style-name="Standard"><text:s text:c="3"/>adjmatlist a;</text:p>
      <text:p text:style-name="Standard"/>
      <text:soft-page-break/>
      <text:p text:style-name="Standard"><text:s text:c="3"/>while(1)</text:p>
      <text:p text:style-name="Standard"><text:s text:c="3"/>{</text:p>
      <text:p text:style-name="Standard"><text:s text:c="3"/>cout&lt;&lt;"\n\n enter the choice";</text:p>
      <text:p text:style-name="Standard"><text:s text:c="3"/>cout&lt;&lt;"\n 1.enter graph";</text:p>
      <text:p text:style-name="Standard"><text:s text:c="3"/>cout&lt;&lt;"\n 2.display adjacency matrix for cities";</text:p>
      <text:p text:style-name="Standard"><text:s text:c="3"/>cout&lt;&lt;"\n 3.display adjacency list for cities";</text:p>
      <text:p text:style-name="Standard"><text:s text:c="3"/>cout&lt;&lt;"\n 4.exit";</text:p>
      <text:p text:style-name="Standard"><text:s text:c="3"/>cin&gt;&gt;m;</text:p>
      <text:p text:style-name="Standard"><text:s text:c="3"/></text:p>
      <text:p text:style-name="Standard"><text:s text:c="8"/>switch(m)</text:p>
      <text:p text:style-name="Standard"><text:s text:c="7"/>{ <text:s text:c="13"/>case 1: a.getgraph();</text:p>
      <text:p text:style-name="Standard"><text:s text:c="36"/>break;</text:p>
      <text:p text:style-name="Standard"><text:s text:c="21"/>case 2: a.displaym();</text:p>
      <text:p text:style-name="Standard"><text:s text:c="35"/>break;</text:p>
      <text:p text:style-name="Standard"><text:s text:c="27"/></text:p>
      <text:p text:style-name="Standard"><text:s text:c="27"/>case 3: a.displaya();</text:p>
      <text:p text:style-name="Standard"><text:s text:c="35"/>break;</text:p>
      <text:p text:style-name="Standard"><text:s text:c="28"/>case 4: exit(0);</text:p>
      <text:p text:style-name="Standard"><text:s text:c="17"/></text:p>
      <text:p text:style-name="Standard"><text:s text:c="28"/>default: <text:s/>cout&lt;&lt;"\n unknown choice";</text:p>
      <text:p text:style-name="Standard"><text:s text:c="9"/>}</text:p>
      <text:p text:style-name="Standard"><text:s text:c="4"/>}</text:p>
      <text:p text:style-name="Standard"><text:s text:c="4"/>return 0;</text:p>
      <text:p text:style-name="Standard">} <text:s text:c="2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Graphs are the most general data structure. They are also commonly used data structures.<text:s/></text:p>
      <text:p text:style-name="Standard">Graph definitions:<text:s/></text:p>
      <text:p text:style-name="Standard"><text:span text:style-name="T2"></text:span><text:s/>A non-linear data structure consisting of nodes and links between nodes.</text:p>
      <text:p text:style-name="Standard"><text:s/>Undirected graph definition:<text:s/></text:p>
      <text:p text:style-name="Standard"><text:span text:style-name="T3"></text:span><text:s/>An undirected graph is a set of nodes and a set of links between the nodes.<text:s/></text:p>
      <text:p text:style-name="Standard"><text:span text:style-name="T4"></text:span><text:s/>Each node is called a vertex, each link is called an edge, and each edge connects two vertices.<text:s/></text:p>
      <text:p text:style-name="Standard"><text:span text:style-name="T5"></text:span><text:s/>The order of the two connected vertices is unimportant.<text:s/><text:span text:style-name="T6"></text:span><text:s/>An undirected graph is a finite set of vertices together with a finite set of edges. Both sets might be empty, which is called the empty graph.</text:p>
      <text:p text:style-name="Standard"/>
      <text:p text:style-name="Standard">Representing Graphs with an Adjacency Matri</text:p>
      <text:p text:style-name="Standard">Definition:<text:s/></text:p>
      <text:p text:style-name="Standard"><text:span text:style-name="T7"></text:span><text:s/>An adjacency matrix is a square grid of true/false values that represent the edges of a graph.</text:p>
      <text:p text:style-name="Standard"><text:s/><text:span text:style-name="T8"></text:span><text:s/>If the graph contains n vertices, then the grid contains n rows and n columns.<text:s/></text:p>
      <text:p text:style-name="Standard"><text:span text:style-name="T9"></text:span><text:s/>For two vertex numbers i and j, the component at row i and column j is true if there is an edge from vertex i to vertex j; otherwise, the component is false.</text:p>
      <text:soft-page-break/>
      <text:p text:style-name="Standard">Representing Graphs with Edge Lists</text:p>
      <text:p text:style-name="Standard">Definition:<text:s/></text:p>
      <text:p text:style-name="Standard"><text:span text:style-name="T10"></text:span><text:s/>A directed graph with n vertices can be represented by n different linked lists.<text:s/></text:p>
      <text:p text:style-name="Standard"><text:span text:style-name="T11"></text:span><text:s/>List number i provides the connections for vertex i.<text:s/></text:p>
      <text:p text:style-name="Standard"><text:span text:style-name="T12"></text:span><text:s/>For each entry j in list number i, there is an edge from i to j*/</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Droid Sans" svg:font-family="Droid Sans" style:font-family-generic="system" style:font-pitch="variable"/>
    <style:font-face style:name="FreeSans" svg:font-family="FreeSans"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Symbol" style:font-charset="x-symbol" svg:font-family="Symbol" style:font-family-generic="roman" style:font-pitch="variable" svg:panose-1="5 5 1 2 1 7 6 2 5 7"/>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Droid Sans" style:font-name-complex="Free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IN"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prathamesh</meta:initial-creator>
    <dc:creator>Prathamesh Veer</dc:creator>
    <meta:creation-date>2024-05-01T06:47:00Z</meta:creation-date>
    <dc:date>2024-05-01T06:48:00Z</dc:date>
    <meta:template xlink:href="Normal" xlink:type="simple"/>
    <meta:editing-cycles>2</meta:editing-cycles>
    <meta:editing-duration>PT240S</meta:editing-duration>
    <meta:document-statistic meta:page-count="5" meta:paragraph-count="12" meta:word-count="934" meta:character-count="6248" meta:row-count="44" meta:non-whitespace-character-count="5326"/>
  </office:meta>
</office:document-meta>
</file>